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FileWrite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FileWrite</text:h>
                    <text:list>
                        <text:list-item>
                            <text:h text:style-name="Heading_20_2" text:outline-level="2">Description</text:h>
                        </text:list-item>
                    </text:list>
                </text:list-item>
            </text:list>

            <text:p text:style-name="Standard"><text:span>Writes data to a file, replacing the file if it already exists. Data can be a string or a blob.</text:span></text:p><text:p text:style-name="Standard"/>

            
                <text:list xml:id="list_FileWrite2" text:continue-numbering="true" text:continue-list="list_FileWrit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FileWrite6" text:continue-numbering="true" text:style-name="Outline">
                                                <text:list-item>
                                                    <text:list>
                                                        <text:list-item>
                                                            <text:list>
                                                                <text:list-item>
                                                                    <text:h text:style-name="Heading_20_3" text:outline-level="3">
                                                                        File path
                                                                        <text:s text:c="4"/>
                                                                        <text:span text:style-name="T2">EXPRESSION (string)</text:span>
                                                                    </text:h>
                                                                </text:list-item>
                                                            </text:list>
                                                        </text:list-item>
                                                    </text:list>
                                                </text:list-item>
                                            </text:list>
                                            <text:p text:style-name="Standard"><text:span>The full path of the file to be written.</text:span></text:p><text:p text:style-name="Standard"/>,
                                            <text:list xml:id="list_FileWrite7" text:continue-numbering="true" text:continue-list="list_FileWrite6" text:style-name="Outline">
                                                <text:list-item>
                                                    <text:list>
                                                        <text:list-item>
                                                            <text:list>
                                                                <text:list-item>
                                                                    <text:h text:style-name="Heading_20_3" text:outline-level="3">
                                                                        Content
                                                                        <text:s text:c="4"/>
                                                                        <text:span text:style-name="T2">EXPRESSION (string)</text:span>
                                                                    </text:h>
                                                                </text:list-item>
                                                            </text:list>
                                                        </text:list-item>
                                                    </text:list>
                                                </text:list-item>
                                            </text:list>
                                            <text:p text:style-name="Standard"><text:span>The content to be written can be a string or a blob. If the content is a blob, the </text:span><text:span text:style-name="backtick">encoding</text:span><text:span> property is ignored.</text:span></text:p><text:p text:style-name="Standard"/>,
                                            <text:list xml:id="list_FileWrite8" text:continue-numbering="true" text:continue-list="list_FileWrite7" text:style-name="Outline">
                                                <text:list-item>
                                                    <text:list>
                                                        <text:list-item>
                                                            <text:list>
                                                                <text:list-item>
                                                                    <text:h text:style-name="Heading_20_3" text:outline-level="3">
                                                                        Encoding
                                                                        <text:s text:c="4"/>
                                                                        <text:span text:style-name="T2">EXPRESSION (string)</text:span>
                                                                    </text:h>
                                                                </text:list-item>
                                                            </text:list>
                                                        </text:list-item>
                                                    </text:list>
                                                </text:list-item>
                                            </text:list>
                                            <text:p text:style-name="Standard"><text:span>Encoding of the content. Possible values are: </text:span><text:span text:style-name="backtick">"ascii"</text:span><text:span>, </text:span><text:span text:style-name="backtick">"base64"</text:span><text:span>, </text:span><text:span text:style-name="backtick">"hex"</text:span><text:span>, </text:span><text:span text:style-name="backtick">"ucs2"</text:span><text:span>, </text:span><text:span text:style-name="backtick">"ucs-2"</text:span><text:span>, </text:span><text:span text:style-name="backtick">"utf16le"</text:span><text:span>, </text:span><text:span text:style-name="backtick">"utf-16le"</text:span><text:span>, </text:span><text:span text:style-name="backtick">"utf8"</text:span><text:span>, </text:span><text:span text:style-name="backtick">"utf-8"</text:span><text:span>, </text:span><text:span text:style-name="backtick">"binary"</text:span><text:span> or </text:span><text:span text:style-name="backtick">"latin1"</text:span><text:span>.</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FileWrite9" text:continue-numbering="true" text:continue-list="list_FileWrite8"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FileWrite10" text:continue-numbering="true" text:continue-list="list_FileWrite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FileWrite11" text:continue-numbering="true" text:continue-list="list_FileWrite1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FileWrite12" text:continue-numbering="true" text:continue-list="list_FileWrite1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FileWrite13" text:continue-numbering="true" text:continue-list="list_FileWrite12"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FileWrite3" text:continue-numbering="true" text:continue-list="list_FileWrite2" text:style-name="Outline">
                    <text:list-item>
                        <text:list>
                            <text:list-item>
                                <text:h text:style-name="Heading_20_2" text:outline-level="2">Inputs</text:h>
                            </text:list-item>
                        </text:list>
                    </text:list-item>
                </text:list>

                
                            <text:list xml:id="list_FileWrite14"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FileWrite4" text:continue-numbering="true" text:continue-list="list_FileWrite3" text:style-name="Outline">
                    <text:list-item>
                        <text:list>
                            <text:list-item>
                                <text:h text:style-name="Heading_20_2" text:outline-level="2">Outputs</text:h>
                            </text:list-item>
                        </text:list>
                    </text:list-item>
                </text:list>

                
                            <text:list xml:id="list_FileWrite15"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FileWrite5" text:continue-numbering="true" text:continue-list="list_FileWrite4" text:style-name="Outline">
                        <text:list-item>
                            <text:list>
                                <text:list-item>
                                    <text:h text:style-name="Heading_20_2" text:outline-level="2">Examples</text:h>
                                </text:list-item>
                            </text:list>
                        </text:list-item>
                    </text:list>
                    <text:p text:style-name="Standard"/>
                    <text:list xml:id="list_FileWrite16" text:style-name="List_20_1">
                    <text:list-item>
                            <text:p text:style-name="List_20_1_20_Start">
                            <text:span><text:span text:style-name="T1">CSV</text:span></text:span>
                            </text:p>
                        </text:list-item>,<text:list-item>
                            <text:p text:style-name="List_20_1_20_End">
                            <text:span><text:span text:style-name="T1">Screen Capture</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